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5C8B00001CF50000137B5D3F34B1285972EE.svg" manifest:media-type="image/svg+xml"/>
  <manifest:file-entry manifest:full-path="Pictures/1000020100000118000000BCA48ABAF9E176501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Preformatted_20_Text">
      <style:text-properties officeooo:rsid="0366c20c" officeooo:paragraph-rsid="00164033"/>
    </style:style>
    <style:style style:name="P4" style:family="paragraph" style:parent-style-name="Preformatted_20_Text">
      <style:text-properties officeooo:paragraph-rsid="00164033"/>
    </style:style>
    <style:style style:name="P5" style:family="paragraph" style:parent-style-name="Preformatted_20_Text">
      <style:text-properties style:font-name="Liberation Mono" fo:font-size="10pt" fo:font-weight="bold" officeooo:rsid="0366c20c" officeooo:paragraph-rsid="00164033" style:font-name-asian="Noto Sans Mono CJK SC" style:font-size-asian="10pt" style:font-weight-asian="bold" style:font-name-complex="Liberation Mono" style:font-size-complex="10pt" style:font-weight-complex="bold"/>
    </style:style>
    <style:style style:name="P6" style:family="paragraph" style:parent-style-name="Standard">
      <style:text-properties officeooo:rsid="001521c7" officeooo:paragraph-rsid="001521c7"/>
    </style:style>
    <style:style style:name="P7" style:family="paragraph" style:parent-style-name="Standard">
      <style:text-properties officeooo:rsid="00164033" officeooo:paragraph-rsid="00164033"/>
    </style:style>
    <style:style style:name="P8" style:family="paragraph" style:parent-style-name="Standard">
      <style:text-properties officeooo:rsid="02ebb14d" officeooo:paragraph-rsid="00164033"/>
    </style:style>
    <style:style style:name="P9" style:family="paragraph" style:parent-style-name="Standard">
      <style:text-properties officeooo:rsid="0366c20c" officeooo:paragraph-rsid="00164033"/>
    </style:style>
    <style:style style:name="P10" style:family="paragraph" style:parent-style-name="Standard">
      <style:text-properties officeooo:rsid="0367011c" officeooo:paragraph-rsid="00164033"/>
    </style:style>
    <style:style style:name="P11" style:family="paragraph" style:parent-style-name="Standard">
      <style:text-properties officeooo:rsid="0367011c" officeooo:paragraph-rsid="001d9956"/>
    </style:style>
    <style:style style:name="P12" style:family="paragraph" style:parent-style-name="Standard">
      <style:text-properties officeooo:rsid="036b88cd" officeooo:paragraph-rsid="00164033"/>
    </style:style>
    <style:style style:name="P13" style:family="paragraph" style:parent-style-name="Standard">
      <style:text-properties fo:font-weight="bold" officeooo:rsid="00164033" officeooo:paragraph-rsid="00164033" style:font-weight-asian="bold" style:font-weight-complex="bold"/>
    </style:style>
    <style:style style:name="P14" style:family="paragraph" style:parent-style-name="Standard">
      <style:text-properties fo:font-weight="bold" officeooo:rsid="00164033" officeooo:paragraph-rsid="001d9956" style:font-weight-asian="bold" style:font-weight-complex="bold"/>
    </style:style>
    <style:style style:name="P15" style:family="paragraph" style:parent-style-name="Standard">
      <style:text-properties fo:font-weight="bold" officeooo:rsid="0367011c" officeooo:paragraph-rsid="00164033" style:font-weight-asian="bold" style:font-weight-complex="bold"/>
    </style:style>
    <style:style style:name="P16" style:family="paragraph" style:parent-style-name="Standard">
      <style:text-properties fo:font-weight="bold" officeooo:rsid="037ddba9" officeooo:paragraph-rsid="001acf30" style:font-weight-asian="bold" style:font-weight-complex="bold"/>
    </style:style>
    <style:style style:name="P17" style:family="paragraph" style:parent-style-name="Standard">
      <style:text-properties fo:font-weight="bold" officeooo:paragraph-rsid="001acf30" style:font-weight-asian="bold" style:font-weight-complex="bold"/>
    </style:style>
    <style:style style:name="P18" style:family="paragraph" style:parent-style-name="Standard">
      <style:text-properties fo:font-weight="bold" officeooo:rsid="001acf30" officeooo:paragraph-rsid="001acf30" style:font-weight-asian="bold" style:font-weight-complex="bold"/>
    </style:style>
    <style:style style:name="P19" style:family="paragraph" style:parent-style-name="Standard">
      <style:text-properties fo:font-weight="bold" officeooo:rsid="001acf30" officeooo:paragraph-rsid="00251227" style:font-weight-asian="bold" style:font-weight-complex="bold"/>
    </style:style>
    <style:style style:name="P20" style:family="paragraph" style:parent-style-name="Standard">
      <style:text-properties fo:font-weight="bold" officeooo:rsid="00234ba0" officeooo:paragraph-rsid="00234ba0" style:font-weight-asian="bold" style:font-weight-complex="bold"/>
    </style:style>
    <style:style style:name="P21" style:family="paragraph" style:parent-style-name="Standard">
      <style:text-properties fo:font-weight="bold" officeooo:rsid="001a77a4" officeooo:paragraph-rsid="0023f966" style:font-weight-asian="bold" style:font-weight-complex="bold"/>
    </style:style>
    <style:style style:name="P22" style:family="paragraph" style:parent-style-name="Standard">
      <style:text-properties fo:font-weight="bold" officeooo:rsid="001a77a4" officeooo:paragraph-rsid="0027732e" style:font-weight-asian="bold" style:font-weight-complex="bold"/>
    </style:style>
    <style:style style:name="P23" style:family="paragraph" style:parent-style-name="Standard">
      <style:text-properties fo:font-weight="bold" officeooo:rsid="00251227" officeooo:paragraph-rsid="00251227" style:font-weight-asian="bold" style:font-weight-complex="bold"/>
    </style:style>
    <style:style style:name="P24" style:family="paragraph" style:parent-style-name="Standard">
      <style:text-properties fo:font-weight="bold" officeooo:rsid="002a2a01" officeooo:paragraph-rsid="002a2a01" style:font-weight-asian="bold" style:font-weight-complex="bold"/>
    </style:style>
    <style:style style:name="P25" style:family="paragraph" style:parent-style-name="Standard">
      <style:text-properties fo:font-weight="bold" officeooo:rsid="002b781e" officeooo:paragraph-rsid="002b781e" style:font-weight-asian="bold" style:font-weight-complex="bold"/>
    </style:style>
    <style:style style:name="P26" style:family="paragraph" style:parent-style-name="Standard">
      <style:text-properties officeooo:rsid="001a77a4" officeooo:paragraph-rsid="001a77a4"/>
    </style:style>
    <style:style style:name="P27" style:family="paragraph" style:parent-style-name="Standard">
      <style:text-properties officeooo:rsid="001a77a4" officeooo:paragraph-rsid="0023f966"/>
    </style:style>
    <style:style style:name="P28" style:family="paragraph" style:parent-style-name="Standard">
      <style:text-properties officeooo:rsid="037ddba9" officeooo:paragraph-rsid="001acf30"/>
    </style:style>
    <style:style style:name="P29" style:family="paragraph" style:parent-style-name="Standard">
      <style:text-properties officeooo:rsid="037ddba9" officeooo:paragraph-rsid="00234ba0"/>
    </style:style>
    <style:style style:name="P30" style:family="paragraph" style:parent-style-name="Standard">
      <style:text-properties officeooo:rsid="037ddba9" officeooo:paragraph-rsid="00251227"/>
    </style:style>
    <style:style style:name="P31" style:family="paragraph" style:parent-style-name="Standard">
      <style:text-properties officeooo:rsid="001acf30" officeooo:paragraph-rsid="001acf30"/>
    </style:style>
    <style:style style:name="P32" style:family="paragraph" style:parent-style-name="Standard">
      <style:text-properties officeooo:rsid="001acf30" officeooo:paragraph-rsid="00234ba0"/>
    </style:style>
    <style:style style:name="P33" style:family="paragraph" style:parent-style-name="Standard">
      <style:text-properties officeooo:paragraph-rsid="001acf30"/>
    </style:style>
    <style:style style:name="P34" style:family="paragraph" style:parent-style-name="Standard">
      <style:text-properties fo:font-weight="normal" officeooo:rsid="001acf30" officeooo:paragraph-rsid="001acf30" style:font-weight-asian="normal" style:font-weight-complex="normal"/>
    </style:style>
    <style:style style:name="P35" style:family="paragraph" style:parent-style-name="Standard">
      <style:text-properties fo:font-weight="normal" officeooo:rsid="001acf30" officeooo:paragraph-rsid="00234ba0" style:font-weight-asian="normal" style:font-weight-complex="normal"/>
    </style:style>
    <style:style style:name="P36" style:family="paragraph" style:parent-style-name="Standard">
      <style:text-properties fo:font-weight="normal" officeooo:rsid="001acf30" officeooo:paragraph-rsid="00251227" style:font-weight-asian="normal" style:font-weight-complex="normal"/>
    </style:style>
    <style:style style:name="P37" style:family="paragraph" style:parent-style-name="Standard">
      <style:text-properties fo:font-weight="normal" officeooo:rsid="00251227" officeooo:paragraph-rsid="00251227" style:font-weight-asian="normal" style:font-weight-complex="normal"/>
    </style:style>
    <style:style style:name="P38" style:family="paragraph" style:parent-style-name="Standard">
      <style:text-properties fo:font-weight="normal" officeooo:rsid="002b781e" officeooo:paragraph-rsid="002b781e" style:font-weight-asian="normal" style:font-weight-complex="normal"/>
    </style:style>
    <style:style style:name="P39" style:family="paragraph" style:parent-style-name="Standard">
      <style:text-properties fo:font-weight="normal" officeooo:rsid="001a77a4" officeooo:paragraph-rsid="0023f966" style:font-weight-asian="normal" style:font-weight-complex="normal"/>
    </style:style>
    <style:style style:name="P40" style:family="paragraph" style:parent-style-name="Standard">
      <style:text-properties fo:font-weight="normal" officeooo:rsid="002ea74b" officeooo:paragraph-rsid="002ea74b" style:font-weight-asian="normal" style:font-weight-complex="normal"/>
    </style:style>
    <style:style style:name="P41" style:family="paragraph" style:parent-style-name="Standard">
      <style:text-properties fo:font-weight="normal" officeooo:rsid="001acf30" officeooo:paragraph-rsid="001acf30" fo:background-color="#ffffa6" style:font-weight-asian="normal" style:font-weight-complex="normal"/>
    </style:style>
    <style:style style:name="P42" style:family="paragraph" style:parent-style-name="Standard">
      <style:text-properties officeooo:rsid="001acf30" officeooo:paragraph-rsid="001acf30" fo:background-color="#ffffa6"/>
    </style:style>
    <style:style style:name="P43" style:family="paragraph" style:parent-style-name="Standard">
      <style:text-properties officeooo:paragraph-rsid="001c9fa4"/>
    </style:style>
    <style:style style:name="P44" style:family="paragraph" style:parent-style-name="Standard">
      <style:text-properties officeooo:rsid="00211a7e" officeooo:paragraph-rsid="00211a7e"/>
    </style:style>
    <style:style style:name="P45" style:family="paragraph" style:parent-style-name="Standard">
      <style:text-properties officeooo:paragraph-rsid="00234ba0"/>
    </style:style>
    <style:style style:name="P46" style:family="paragraph" style:parent-style-name="Standard">
      <style:text-properties officeooo:paragraph-rsid="00251227"/>
    </style:style>
    <style:style style:name="P47" style:family="paragraph" style:parent-style-name="Standard">
      <style:text-properties officeooo:paragraph-rsid="0023f966"/>
    </style:style>
    <style:style style:name="P48" style:family="paragraph" style:parent-style-name="Standard">
      <style:text-properties officeooo:rsid="002a2a01" officeooo:paragraph-rsid="002a2a01"/>
    </style:style>
    <style:style style:name="P49" style:family="paragraph" style:parent-style-name="codigo">
      <style:text-properties officeooo:paragraph-rsid="00164033"/>
    </style:style>
    <style:style style:name="P50" style:family="paragraph" style:parent-style-name="codigo">
      <style:text-properties officeooo:rsid="037ec498" officeooo:paragraph-rsid="001acf30"/>
    </style:style>
    <style:style style:name="P51" style:family="paragraph" style:parent-style-name="codigo">
      <style:text-properties officeooo:paragraph-rsid="001acf30"/>
    </style:style>
    <style:style style:name="P52" style:family="paragraph" style:parent-style-name="codigo">
      <style:text-properties officeooo:paragraph-rsid="001d9956" fo:background-color="#e8f2a1"/>
    </style:style>
    <style:style style:name="P53" style:family="paragraph" style:parent-style-name="codigo">
      <style:text-properties officeooo:paragraph-rsid="001e8082"/>
    </style:style>
    <style:style style:name="P54" style:family="paragraph" style:parent-style-name="codigo">
      <style:text-properties officeooo:rsid="037ddba9" officeooo:paragraph-rsid="001f9450"/>
    </style:style>
    <style:style style:name="P55" style:family="paragraph" style:parent-style-name="código">
      <style:text-properties officeooo:paragraph-rsid="002a2a01"/>
    </style:style>
    <style:style style:name="P56" style:family="paragraph" style:parent-style-name="Heading_20_2">
      <style:paragraph-properties fo:break-before="page"/>
    </style:style>
    <style:style style:name="P57" style:family="paragraph" style:parent-style-name="Heading_20_2">
      <style:paragraph-properties fo:break-before="page"/>
      <style:text-properties officeooo:paragraph-rsid="0023f966"/>
    </style:style>
    <style:style style:name="P58" style:family="paragraph" style:parent-style-name="Heading_20_2">
      <style:paragraph-properties fo:break-before="page"/>
      <style:text-properties officeooo:paragraph-rsid="002ea74b"/>
    </style:style>
    <style:style style:name="P59" style:family="paragraph" style:parent-style-name="Standard" style:list-style-name="L1">
      <style:text-properties officeooo:rsid="00164033" officeooo:paragraph-rsid="00164033"/>
    </style:style>
    <style:style style:name="P60" style:family="paragraph" style:parent-style-name="Standard">
      <style:text-properties fo:font-weight="bold" officeooo:rsid="001acf30" officeooo:paragraph-rsid="001acf30" style:font-weight-asian="bold" style:font-weight-complex="bold"/>
    </style:style>
    <style:style style:name="P61" style:family="paragraph" style:parent-style-name="Standard">
      <style:text-properties fo:font-weight="bold" officeooo:rsid="001d9956" officeooo:paragraph-rsid="001d9956" style:font-weight-asian="bold" style:font-weight-complex="bold"/>
    </style:style>
    <style:style style:name="P62" style:family="paragraph" style:parent-style-name="Standard">
      <style:text-properties fo:font-weight="normal" officeooo:rsid="002cbd0f" officeooo:paragraph-rsid="002cbd0f" style:font-weight-asian="normal" style:font-weight-complex="normal"/>
    </style:style>
    <style:style style:name="P63" style:family="paragraph" style:parent-style-name="Standard">
      <style:text-properties style:font-name="Liberation Mono" fo:font-size="10pt" officeooo:rsid="001d9956" officeooo:paragraph-rsid="001d9956" fo:background-color="#e8f2a1" style:font-name-asian="Noto Sans Mono CJK SC" style:font-size-asian="10pt" style:font-name-complex="Liberation Mono" style:font-size-complex="10pt"/>
    </style:style>
    <style:style style:name="P64" style:family="paragraph" style:parent-style-name="Standard">
      <style:text-properties officeooo:rsid="00234ba0" officeooo:paragraph-rsid="0030d8c8" fo:background-color="#e8f2a1"/>
    </style:style>
    <style:style style:name="P65" style:family="paragraph" style:parent-style-name="Standard">
      <style:text-properties officeooo:rsid="037ec498" officeooo:paragraph-rsid="0030d8c8" fo:background-color="#e8f2a1"/>
    </style:style>
    <style:style style:name="P66" style:family="paragraph" style:parent-style-name="Standard">
      <style:text-properties fo:font-size="10pt" style:font-size-asian="10pt" style:font-size-complex="10pt"/>
    </style:style>
    <style:style style:name="P67" style:family="paragraph" style:parent-style-name="Standard">
      <style:text-properties officeooo:rsid="037ddba9" officeooo:paragraph-rsid="0030d8c8"/>
    </style:style>
    <style:style style:name="P68" style:family="paragraph" style:parent-style-name="codigo">
      <style:text-properties officeooo:rsid="037ec498" officeooo:paragraph-rsid="003261fc" fo:background-color="#e8f2a1"/>
    </style:style>
    <style:style style:name="P69" style:family="paragraph" style:parent-style-name="codigo">
      <style:text-properties fo:font-size="10pt" style:font-size-asian="10pt" style:font-size-complex="10pt"/>
    </style:style>
    <style:style style:name="P70" style:family="paragraph" style:parent-style-name="código">
      <style:text-properties fo:font-size="10pt" style:font-size-asian="10pt" style:font-size-complex="10pt"/>
    </style:style>
    <style:style style:name="P71" style:family="paragraph" style:parent-style-name="código">
      <style:text-properties fo:font-size="10pt" officeooo:paragraph-rsid="003537b6" style:font-size-asian="10pt" style:font-size-complex="10pt"/>
    </style:style>
    <style:style style:name="T1" style:family="text">
      <style:text-properties officeooo:rsid="00164033"/>
    </style:style>
    <style:style style:name="T2" style:family="text">
      <style:text-properties officeooo:rsid="0368c32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36b88cd" style:font-weight-asian="bold" style:font-weight-complex="bold"/>
    </style:style>
    <style:style style:name="T5" style:family="text">
      <style:text-properties fo:font-weight="bold" officeooo:rsid="036be683" style:font-weight-asian="bold" style:font-weight-complex="bold"/>
    </style:style>
    <style:style style:name="T6" style:family="text">
      <style:text-properties fo:font-weight="bold" officeooo:rsid="00164033" style:font-weight-asian="bold" style:font-weight-complex="bold"/>
    </style:style>
    <style:style style:name="T7" style:family="text">
      <style:text-properties fo:font-weight="bold" officeooo:rsid="001acf30" style:font-weight-asian="bold" style:font-weight-complex="bold"/>
    </style:style>
    <style:style style:name="T8" style:family="text">
      <style:text-properties fo:font-weight="bold" officeooo:rsid="037ddba9" style:font-weight-asian="bold" style:font-weight-complex="bold"/>
    </style:style>
    <style:style style:name="T9" style:family="text">
      <style:text-properties fo:font-weight="bold" officeooo:rsid="00234ba0" style:font-weight-asian="bold" style:font-weight-complex="bold"/>
    </style:style>
    <style:style style:name="T10" style:family="text">
      <style:text-properties fo:font-weight="bold" officeooo:rsid="00251227" style:font-weight-asian="bold" style:font-weight-complex="bold"/>
    </style:style>
    <style:style style:name="T11" style:family="text">
      <style:text-properties officeooo:rsid="036a8d99"/>
    </style:style>
    <style:style style:name="T12" style:family="text">
      <style:text-properties fo:font-size="10pt" fo:font-weight="bold" officeooo:rsid="00164033" style:font-size-asian="10pt" style:font-weight-asian="bold" style:font-size-complex="10pt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style:font-name="Liberation Mono" fo:font-size="10pt" fo:font-weight="bold" officeooo:rsid="00164033" style:font-name-asian="Noto Sans Mono CJK SC" style:font-size-asian="10pt" style:font-weight-asian="bold" style:font-name-complex="Liberation Mono" style:font-size-complex="10pt" style:font-weight-complex="bold"/>
    </style:style>
    <style:style style:name="T15" style:family="text">
      <style:text-properties style:font-name="Liberation Mono" fo:font-size="8pt" officeooo:rsid="002a2a01" style:font-name-asian="Noto Sans Mono CJK SC" style:font-size-asian="10pt" style:font-name-complex="Liberation Mono" style:font-size-complex="10pt"/>
    </style:style>
    <style:style style:name="T16" style:family="text">
      <style:text-properties officeooo:rsid="001a77a4"/>
    </style:style>
    <style:style style:name="T17" style:family="text">
      <style:text-properties officeooo:rsid="001acf30"/>
    </style:style>
    <style:style style:name="T18" style:family="text">
      <style:text-properties officeooo:rsid="037ddba9"/>
    </style:style>
    <style:style style:name="T19" style:family="text">
      <style:text-properties officeooo:rsid="001c9fa4"/>
    </style:style>
    <style:style style:name="T20" style:family="text">
      <style:text-properties officeooo:rsid="001d9956"/>
    </style:style>
    <style:style style:name="T21" style:family="text">
      <style:text-properties officeooo:rsid="001df63e"/>
    </style:style>
    <style:style style:name="T22" style:family="text">
      <style:text-properties officeooo:rsid="001e8082"/>
    </style:style>
    <style:style style:name="T23" style:family="text">
      <style:text-properties officeooo:rsid="02ebb14d"/>
    </style:style>
    <style:style style:name="T24" style:family="text">
      <style:text-properties officeooo:rsid="00211a7e"/>
    </style:style>
    <style:style style:name="T25" style:family="text">
      <style:text-properties officeooo:rsid="02ebb14d" fo:background-color="#e8f2a1" loext:char-shading-value="0"/>
    </style:style>
    <style:style style:name="T26" style:family="text">
      <style:text-properties officeooo:rsid="00234ba0"/>
    </style:style>
    <style:style style:name="T27" style:family="text">
      <style:text-properties officeooo:rsid="0023f966"/>
    </style:style>
    <style:style style:name="T28" style:family="text">
      <style:text-properties style:font-name="Liberation Sans" fo:font-size="16.1000003814697pt" fo:font-weight="bold" officeooo:rsid="0023f96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29" style:family="text">
      <style:text-properties style:font-name="Liberation Sans" fo:font-size="16.1000003814697pt" fo:font-weight="bold" officeooo:rsid="0027732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30" style:family="text">
      <style:text-properties style:font-name="Liberation Sans" fo:font-size="16.1000003814697pt" fo:font-weight="bold" officeooo:rsid="002926e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31" style:family="text">
      <style:text-properties officeooo:rsid="00251227"/>
    </style:style>
    <style:style style:name="T32" style:family="text">
      <style:text-properties officeooo:rsid="0027732e"/>
    </style:style>
    <style:style style:name="T33" style:family="text">
      <style:text-properties officeooo:rsid="002926e9"/>
    </style:style>
    <style:style style:name="T34" style:family="text">
      <style:text-properties officeooo:rsid="002a2a01"/>
    </style:style>
    <style:style style:name="T35" style:family="text">
      <style:text-properties officeooo:rsid="003261fc"/>
    </style:style>
    <style:style style:name="T36" style:family="text">
      <style:text-properties style:use-window-font-color="true" loext:opacity="0%" style:font-name="Lucida Console" fo:font-size="9pt" style:font-size-asian="9pt"/>
    </style:style>
    <style:style style:name="T37" style:family="text">
      <style:text-properties style:use-window-font-color="true" loext:opacity="0%" style:font-name="Lucida Console"/>
    </style:style>
    <style:style style:name="T38" style:family="text">
      <style:text-properties style:use-window-font-color="true" loext:opacity="0%" style:font-name="Lucida Console" fo:font-size="10pt" style:font-size-asian="10pt" style:font-size-complex="10pt"/>
    </style:style>
    <style:style style:name="T39" style:family="text">
      <style:text-properties style:use-window-font-color="true" loext:opacity="0%" style:font-name="Lucida Console1" fo:font-size="9pt" style:font-size-asian="9pt"/>
    </style:style>
    <style:style style:name="T40" style:family="text">
      <style:text-properties style:use-window-font-color="true" loext:opacity="0%" style:font-name="Lucida Console1" fo:font-size="9pt" officeooo:rsid="00344209" style:font-size-asian="9pt"/>
    </style:style>
    <style:style style:name="T41" style:family="text">
      <style:text-properties style:use-window-font-color="true" loext:opacity="0%" style:font-name="Lucida Console1" fo:font-size="9pt" style:font-size-asian="9pt" style:font-size-complex="10pt"/>
    </style:style>
    <style:style style:name="T42" style:family="text">
      <style:text-properties style:use-window-font-color="true" loext:opacity="0%" style:font-name="Lucida Console1" fo:font-size="9pt" officeooo:rsid="0035a034" style:font-size-asian="9pt"/>
    </style:style>
    <style:style style:name="T43" style:family="text">
      <style:text-properties style:use-window-font-color="true" loext:opacity="0%" style:font-name="Lucida Console1" fo:font-size="9pt" officeooo:rsid="02ebb14d" fo:background-color="#e8f2a1" loext:char-shading-value="0" style:font-size-asian="9pt"/>
    </style:style>
    <style:style style:name="T44" style:family="text">
      <style:text-properties style:use-window-font-color="true" loext:opacity="0%" style:font-name="Lucida Console1" fo:font-size="9pt" officeooo:rsid="02ebb14d" fo:background-color="#e8f2a1" loext:char-shading-value="0" style:font-size-asian="9pt" style:font-size-complex="10pt"/>
    </style:style>
    <style:style style:name="T45" style:family="text">
      <style:text-properties style:use-window-font-color="true" loext:opacity="0%" style:font-name="Lucida Console1"/>
    </style:style>
    <style:style style:name="T46" style:family="text">
      <style:text-properties style:use-window-font-color="true" loext:opacity="0%" style:font-name="Lucida Console1" officeooo:rsid="00344209"/>
    </style:style>
    <style:style style:name="T47" style:family="text">
      <style:text-properties style:use-window-font-color="true" loext:opacity="0%" style:font-name="Lucida Console1" fo:font-size="10pt" style:font-size-asian="10pt" style:font-size-complex="10pt"/>
    </style:style>
    <style:style style:name="T48" style:family="text">
      <style:text-properties style:use-window-font-color="true" loext:opacity="0%" style:font-name="Lucida Console1" fo:font-size="10pt" officeooo:rsid="00344209" style:font-size-asian="10pt" style:font-size-complex="10pt"/>
    </style:style>
    <style:style style:name="T49" style:family="text">
      <style:text-properties style:use-window-font-color="true" loext:opacity="0%" style:font-name="Lucida Console1" fo:font-size="10pt" officeooo:rsid="0035a034" style:font-size-asian="10pt" style:font-size-complex="10pt"/>
    </style:style>
    <style:style style:name="T50" style:family="text">
      <style:text-properties style:use-window-font-color="true" loext:opacity="0%" style:font-name="Lucida Console1" fo:font-size="10pt" officeooo:rsid="02ebb14d" fo:background-color="#e8f2a1" loext:char-shading-value="0" style:font-size-asian="10pt" style:font-size-complex="10pt"/>
    </style:style>
    <style:style style:name="T51" style:family="text">
      <style:text-properties style:use-window-font-color="true" loext:opacity="0%" style:font-name="Lucida Console1" officeooo:rsid="02ebb14d" fo:background-color="#e8f2a1" loext:char-shading-value="0"/>
    </style:style>
    <style:style style:name="T52" style:family="text">
      <style:text-properties style:use-window-font-color="true" loext:opacity="0%" style:font-name="Lucida Console1" officeooo:rsid="0035a034"/>
    </style:style>
    <style:style style:name="T53" style:family="text">
      <style:text-properties officeooo:rsid="00344209"/>
    </style:style>
    <style:style style:name="T54" style:family="text">
      <style:text-properties fo:color="#ff7676" loext:opacity="100%" style:font-name="Lucida Console" fo:font-size="9pt" style:font-size-asian="9pt"/>
    </style:style>
    <style:style style:name="T55" style:family="text">
      <style:text-properties fo:color="#ff7676" loext:opacity="100%" style:font-name="Lucida Console"/>
    </style:style>
    <style:style style:name="T56" style:family="text">
      <style:text-properties fo:color="#ff70ff" loext:opacity="100%" style:font-name="Lucida Console" fo:font-size="9pt" style:font-size-asian="9pt"/>
    </style:style>
    <style:style style:name="T57" style:family="text">
      <style:text-properties fo:color="#ff70ff" loext:opacity="100%" style:font-name="Lucida Console"/>
    </style:style>
    <style:style style:name="T58" style:family="text">
      <style:text-properties fo:color="#f2f200" loext:opacity="100%" style:font-name="Lucida Console" fo:font-size="9pt" style:font-size-asian="9pt"/>
    </style:style>
    <style:style style:name="T59" style:family="text">
      <style:text-properties fo:color="#f2f200" loext:opacity="100%" style:font-name="Lucida Console"/>
    </style:style>
    <style:style style:name="T60" style:family="text">
      <style:text-properties fo:color="#00f200" loext:opacity="100%" style:font-name="Lucida Console" fo:font-size="9pt" style:font-size-asian="9pt"/>
    </style:style>
    <style:style style:name="T61" style:family="text">
      <style:text-properties fo:color="#00f200" loext:opacity="100%" style:font-name="Lucida Console"/>
    </style:style>
    <style:style style:name="T62" style:family="text">
      <style:text-properties fo:color="#7d97ff" loext:opacity="100%" style:font-name="Lucida Console" fo:font-size="9pt" style:font-size-asian="9pt"/>
    </style:style>
    <style:style style:name="T63" style:family="text">
      <style:text-properties fo:color="#7d97ff" loext:opacity="100%" style:font-name="Lucida Console"/>
    </style:style>
    <style:style style:name="T64" style:family="text">
      <style:text-properties fo:color="#7d97ff" loext:opacity="100%" style:font-name="Lucida Console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6666_2483200771"/>Laboratorio NoSQL: Cassandra<text:bookmark-end text:name="__RefHeading___Toc6666_2483200771"/></text:h>
      <text:p text:style-name="P7">Algunhas das características da base de datos Cassandra son:</text:p>
      <text:list xml:id="list1599477001" text:style-name="L1">
        <text:list-item>
          <text:p text:style-name="P59">BD columnar</text:p>
        </text:list-item>
        <text:list-item>
          <text:p text:style-name="P59">"JOINless"; a diferenza das BBDDRelacionais, non hai JOINs entre táboas</text:p>
        </text:list-item>
        <text:list-item>
          <text:p text:style-name="P59">Deseñada para escalar horizontalmente</text:p>
        </text:list-item>
      </text:list>
      <text:p text:style-name="P6"/>
      <text:p text:style-name="P6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1"><text:a xlink:type="simple" xlink:href="#__RefHeading___Toc6666_2483200771" text:style-name="Index_20_Link" text:visited-style-name="Index_20_Link">Laboratorio NoSQL: Cassandra<text:tab/>1</text:a></text:p>
          <text:p text:style-name="P2"><text:a xlink:type="simple" xlink:href="#__RefHeading___Toc6668_2483200771" text:style-name="Index_20_Link" text:visited-style-name="Index_20_Link">Apartado 1. Servidor Cassandra simple<text:tab/>2</text:a></text:p>
          <text:p text:style-name="P2"><text:a xlink:type="simple" xlink:href="#__RefHeading___Toc6670_2483200771" text:style-name="Index_20_Link" text:visited-style-name="Index_20_Link">Apartado 2. Clúster Cassandra en host único<text:tab/>4</text:a></text:p>
          <text:p text:style-name="P2"><text:a xlink:type="simple" xlink:href="#__RefHeading___Toc6672_2483200771" text:style-name="Index_20_Link" text:visited-style-name="Index_20_Link">Apartado 3. Clúster Cassandra con docker-compose<text:tab/>6</text:a></text:p>
          <text:p text:style-name="P2"><text:a xlink:type="simple" xlink:href="#__RefHeading___Toc7229_2483200771" text:style-name="Index_20_Link" text:visited-style-name="Index_20_Link">Apartado 4. Clúster Cassandra en kubernetes<text:tab/>7</text:a></text:p>
        </text:index-body>
      </text:table-of-content>
      <text:p text:style-name="P6"/>
      <text:h text:style-name="P56" text:outline-level="2"><text:bookmark-start text:name="__RefHeading___Toc6668_2483200771"/>Apartado 1. Servidor Cassandra simple<text:bookmark-end text:name="__RefHeading___Toc6668_2483200771"/></text:h>
      <text:p text:style-name="P7">Get Started with Apache Cassandra: titorial oficial de Cassandra sobre Docker</text:p>
      <text:p text:style-name="P7"><text:a xlink:type="simple" xlink:href="https://cassandra.apache.org/_/quickstart.html" text:style-name="Internet_20_link" text:visited-style-name="Visited_20_Internet_20_Link">https://cassandra.apache.org/_/quickstart.html</text:a></text:p>
      <text:p text:style-name="P7"/>
      <text:p text:style-name="P7">Nota: é necesario seleccionar a versión de cql 3.4.6 en lugar da 3.4.5 como aparece no titorial da web</text:p>
      <text:p text:style-name="P7"/>
      <text:p text:style-name="P3"><text:span text:style-name="Source_20_Text"><text:span text:style-name="T6">Descargar a imaxe de Cassandra</text:span></text:span></text:p>
      <text:p text:style-name="P49"><text:span text:style-name="Source_20_Text">docker pull cassandra:latest</text:span></text:p>
      <text:p text:style-name="P4"><text:span text:style-name="Source_20_Text"><text:span text:style-name="T12"/></text:span></text:p>
      <text:p text:style-name="P4"><text:span text:style-name="Source_20_Text"><text:span text:style-name="T12">Crear unha rede propia para </text:span></text:span><text:span text:style-name="Source_20_Text"><text:span text:style-name="T14">o novo contedor</text:span></text:span></text:p>
      <text:p text:style-name="P49"><text:span text:style-name="Source_20_Text">docker network create cassandra_</text:span><text:span text:style-name="Source_20_Text"><text:span text:style-name="T22">network</text:span></text:span></text:p>
      <text:p text:style-name="P5"><text:span text:style-name="Source_20_Text"/></text:p>
      <text:p text:style-name="P5"><text:span text:style-name="Source_20_Text"><text:span text:style-name="T1">Crear un contedor de cassandra</text:span></text:span></text:p>
      <text:p text:style-name="P49"><text:span text:style-name="Source_20_Text">docker run --rm -d --name cassandra --hostname cassandra --network cassandra_</text:span><text:span text:style-name="Source_20_Text"><text:span text:style-name="T22">network</text:span></text:span><text:span text:style-name="Source_20_Text"> cassandra</text:span></text:p>
      <text:p text:style-name="P9"/>
      <text:p text:style-name="P9">--<text:span text:style-name="T2">rm : elimina o contedor ao <text:s/>saír</text:span></text:p>
      <text:p text:style-name="P9">--<text:span text:style-name="T2">hostname string: container host name </text:span></text:p>
      <text:p text:style-name="P9">--<text:span text:style-name="T2">name string: container name</text:span></text:p>
      <text:p text:style-name="P9"/>
      <text:p text:style-name="P13">Carga de datos</text:p>
      <text:p text:style-name="P10">CQL (Cassandra Query Language); <text:span text:style-name="T1">linguaxe similar a SQL propio de Cassandra</text:span></text:p>
      <text:p text:style-name="P10"/>
      <text:p text:style-name="P15">data.cql</text:p>
      <text:p text:style-name="P49">-- Create a keyspace</text:p>
      <text:p text:style-name="P49">CREATE KEYSPACE IF NOT EXISTS store WITH REPLICATION = { 'class' : 'SimpleStrategy', 'replication_factor' : '1' };</text:p>
      <text:p text:style-name="P49"/>
      <text:p text:style-name="P49">-- Create a table</text:p>
      <text:p text:style-name="P49">CREATE TABLE IF NOT EXISTS store.shopping_cart (</text:p>
      <text:p text:style-name="P49">userid text PRIMARY KEY,</text:p>
      <text:p text:style-name="P49">item_count int,</text:p>
      <text:p text:style-name="P49">last_update_timestamp timestamp</text:p>
      <text:p text:style-name="P49">);</text:p>
      <text:p text:style-name="P49"/>
      <text:p text:style-name="P49">-- Insert some data</text:p>
      <text:p text:style-name="P49">INSERT INTO store.shopping_cart</text:p>
      <text:p text:style-name="P49">(userid, item_count, last_update_timestamp)</text:p>
      <text:p text:style-name="P49">VALUES ('9876', 2, toTimeStamp(now()));</text:p>
      <text:p text:style-name="P49">INSERT INTO store.shopping_cart</text:p>
      <text:p text:style-name="P49">(userid, item_count, last_update_timestamp)</text:p>
      <text:p text:style-name="P49">VALUES ('1234', 5, toTimeStamp(now()));</text:p>
      <text:p text:style-name="P10"/>
      <text:p text:style-name="P13">Executar o script de carga de datos</text:p>
      <text:p text:style-name="P41">Ollo! Despois do arranque de Cassandra pode tardar uns segundos en estar operativo.</text:p>
      <text:p text:style-name="P49"><text:span text:style-name="Source_20_Text">docker run --rm --network cassandra_</text:span><text:span text:style-name="Source_20_Text"><text:span text:style-name="T22">network</text:span></text:span><text:span text:style-name="Source_20_Text"> -v "$(pwd)/data.cql:/scripts/data.cql" -e CQLSH_HOST=cassandra -e CQLSH_PORT=9042 -e </text:span><text:span text:style-name="Source_20_Text"><text:span text:style-name="T3">CQLVERSION=3.4.</text:span></text:span><text:span text:style-name="Source_20_Text"><text:span text:style-name="T4">6</text:span></text:span><text:span text:style-name="Source_20_Text"> nuvo/docker-cqlsh</text:span></text:p>
      <text:p text:style-name="P8"/>
      <text:p text:style-name="P8">-<text:span text:style-name="T11">e : set environment variable</text:span></text:p>
      <text:p text:style-name="P12">Ollo!!!! a versión 3.4.5 non funciona</text:p>
      <text:p text:style-name="P12"/>
      <text:p text:style-name="P13">Executar cqlsh – cliente CQL</text:p>
      <text:p text:style-name="P49"><text:soft-page-break/><text:span text:style-name="Source_20_Text">docker run --rm -it --network cassandra_</text:span><text:span text:style-name="Source_20_Text"><text:span text:style-name="T22">network</text:span></text:span><text:span text:style-name="Source_20_Text"> nuvo/docker-cqlsh cqlsh cassandra 9042 </text:span><text:span text:style-name="Source_20_Text"><text:span text:style-name="T3">--cqlversion='3.4.</text:span></text:span><text:span text:style-name="Source_20_Text"><text:span text:style-name="T5">6</text:span></text:span><text:span text:style-name="Source_20_Text"><text:span text:style-name="T3">'</text:span></text:span></text:p>
      <text:p text:style-name="P12"/>
      <text:p text:style-name="P49"><text:span text:style-name="Source_20_Text">SELECT * FROM store.shopping_cart;</text:span></text:p>
      <text:p text:style-name="P8"/>
      <text:p text:style-name="P49"><text:span text:style-name="Source_20_Text">INSERT INTO store.shopping_cart (userid, item_count) VALUES ('4567', 20);</text:span></text:p>
      <text:p text:style-name="P8"/>
      <text:h text:style-name="P56" text:outline-level="2"><text:bookmark-start text:name="__RefHeading___Toc6670_2483200771"/>Apartado 2. Clúster Cassandra en host único<text:bookmark-end text:name="__RefHeading___Toc6670_2483200771"/></text:h>
      <text:p text:style-name="P26">O obxectivo deste apartado é crear un clúster con varios nodos de Cassandra utilizando contedores docker.</text:p>
      <text:p text:style-name="P26"/>
      <text:p text:style-name="P16">Lanzar un primeiro nodo:</text:p>
      <text:p text:style-name="P53">docker run <text:span text:style-name="Source_20_Text">--hostname cassandra-</text:span><text:span text:style-name="Source_20_Text"><text:span text:style-name="T22">1</text:span></text:span><text:span text:style-name="Source_20_Text"> --network cassandra_</text:span><text:span text:style-name="Source_20_Text"><text:span text:style-name="T22">network</text:span></text:span><text:span text:style-name="Source_20_Text"> </text:span>--name cassandra-1 -d cassandra:latest</text:p>
      <text:p text:style-name="P28"/>
      <text:p text:style-name="P16"><text:span text:style-name="T17">E</text:span>stado do clúster:</text:p>
      <text:p text:style-name="P31">Cassandra dispón dunha ferramenta: nodetool, para o control do clúster</text:p>
      <text:p text:style-name="P41">Ollo! Despois do arranque de Cassandra pode tardar uns segundos en estar operativo.</text:p>
      <text:p text:style-name="P51">docker exec -it cassandra-1 nodetool status</text:p>
      <text:p text:style-name="P28"/>
      <text:p text:style-name="P17"><text:span text:style-name="T17">C</text:span><text:span text:style-name="T18">onexión cliente:</text:span></text:p>
      <text:p text:style-name="P51">docker exec -it cassandra-1 bash -c 'cqlsh'</text:p>
      <text:p text:style-name="P28"/>
      <text:p text:style-name="P33"><text:span text:style-name="T7">L</text:span><text:span text:style-name="T8">anzar segundo nodo:</text:span></text:p>
      <text:p text:style-name="P44">Indicamos, cunha variable de entorno, cal é o nodo "principal".</text:p>
      <text:p text:style-name="P54">docker run <text:span text:style-name="Source_20_Text">--hostname cassandra-</text:span><text:span text:style-name="Source_20_Text"><text:span text:style-name="T22">2</text:span></text:span><text:span text:style-name="Source_20_Text"> --network cassandra_</text:span><text:span text:style-name="Source_20_Text"><text:span text:style-name="T22">network </text:span></text:span>--name cassandra-2 -<text:span text:style-name="T24">e CASSANDRA_SEEDS=cassandra-1 </text:span>-d cassandra:latest</text:p>
      <text:p text:style-name="P28"/>
      <text:p text:style-name="P42">Os contedores de Cassandra son bastante exixentes en requirimentos de memoria, polo que para levantar o clúster precisarás unha máquina con bastante RAM (1GB por nodo debería ser máis que suficiente).</text:p>
      <text:p text:style-name="P31">Se non podes levantar varios nodos ao mesmo tempo, ou cando levantas un hai outro que cae, é posible que sexa un problema de memoria.</text:p>
      <text:p text:style-name="P28"/>
      <text:p text:style-name="P18">Comprobar o estado do clúster </text:p>
      <text:p text:style-name="P51">docker exec -it cassandra-1 nodetool status</text:p>
      <text:p text:style-name="P28"/>
      <text:p text:style-name="P18">Comproba se podes conectarte a calquera dos nodos:</text:p>
      <text:p text:style-name="P34">Conexión a nodo 1:</text:p>
      <text:p text:style-name="P50">docker exec -it cassandra-<text:span text:style-name="T21">1</text:span> bash -c 'cqlsh'</text:p>
      <text:p text:style-name="P34">Conexión a nodo 2:</text:p>
      <text:p text:style-name="P68">docker exec -it cassandra-<text:span text:style-name="T35">2</text:span> bash -c 'cqlsh'</text:p>
      <text:p text:style-name="P31"/>
      <text:p text:style-name="P31"/>
      <text:p text:style-name="P43"><text:span text:style-name="T19">Crea unha base de datos </text:span><text:span text:style-name="T20">(iot)</text:span><text:span text:style-name="T19"> con información de </text:span><text:span text:style-name="T20">sensores</text:span><text:span text:style-name="T19"> </text:span><text:span text:style-name="T20">(sensor)</text:span><text:span text:style-name="T19">, insire algúns datos e comproba que se almacenan na base de datos.</text:span></text:p>
      <text:p text:style-name="P43"><text:span text:style-name="T19">Campos de datos: </text:span><text:span text:style-name="T20">codigo, temperatura, humidade, timestamp</text:span></text:p>
      <text:p text:style-name="P43"/>
      <text:p text:style-name="P61">sensores.cql</text:p>
      <text:p text:style-name="codigo">-- Create a keyspace</text:p>
      <text:p text:style-name="codigo">CREATE KEYSPACE IF NOT EXISTS iot WITH REPLICATION = { 'class' : 'SimpleStrategy', 'replication_factor' : '1' };</text:p>
      <text:p text:style-name="codigo"/>
      <text:p text:style-name="codigo">-- Create a table</text:p>
      <text:p text:style-name="codigo">CREATE TABLE IF NOT EXISTS iot.sensor (</text:p>
      <text:p text:style-name="codigo">codigo text PRIMARY KEY,</text:p>
      <text:p text:style-name="codigo">temperatura text,</text:p>
      <text:p text:style-name="codigo">humidade int,</text:p>
      <text:p text:style-name="codigo">last_update_timestamp timestamp</text:p>
      <text:p text:style-name="codigo"><text:soft-page-break/>);</text:p>
      <text:p text:style-name="codigo"/>
      <text:p text:style-name="codigo">-- Insert some data</text:p>
      <text:p text:style-name="codigo">INSERT INTO iot.sensor</text:p>
      <text:p text:style-name="codigo">(codigo, temperatura, humidade, last_update_timestamp)</text:p>
      <text:p text:style-name="codigo">VALUES ('1', '14ºC', 57, toTimeStamp(now()));</text:p>
      <text:p text:style-name="codigo">INSERT INTO iot.sensor</text:p>
      <text:p text:style-name="codigo">(codigo, temperatura, humidade, last_update_timestamp)</text:p>
      <text:p text:style-name="codigo">VALUES ('2', '9ºC', 79, toTimeStamp(now()));</text:p>
      <text:p text:style-name="codigo">INSERT INTO iot.sensor</text:p>
      <text:p text:style-name="codigo">(codigo, temperatura, humidade, last_update_timestamp)</text:p>
      <text:p text:style-name="codigo">VALUES ('3', '22ºC', 25, toTimeStamp(now()));</text:p>
      <text:p text:style-name="Standard"/>
      <text:p text:style-name="P63"/>
      <text:p text:style-name="P11"/>
      <text:p text:style-name="P14">Executar o script de carga de datos</text:p>
      <text:p text:style-name="codigo"><text:span text:style-name="Source_20_Text">docker run --rm --network cassandra_network -v "$(pwd)/sensores.cql:/scripts/sensores.cql" -e CQLSH_HOST=cassandra-1 -e CQLSH_PORT=9042 -e CQLVERSION=3.4.6 nuvo/docker-cqlsh</text:span></text:p>
      <text:p text:style-name="P29"/>
      <text:p text:style-name="P45"><text:span text:style-name="T7">Comproba se </text:span><text:span text:style-name="T9">podes acceder aos datos desde calquera dos nodos:</text:span></text:p>
      <text:p text:style-name="P35">Conexión a nodo 1:</text:p>
      <text:p text:style-name="código"><text:span text:style-name="Source_20_Text"><text:span text:style-name="T13">docker exec -it cassandra-1 bash -c 'cqlsh'</text:span></text:span></text:p>
      <text:p text:style-name="código"><text:span text:style-name="Source_20_Text"><text:span text:style-name="T47">Connected to </text:span></text:span><text:span text:style-name="T64">Test Cluster</text:span><text:span text:style-name="T38"> at 127.0.0.1:9042</text:span></text:p>
      <text:p text:style-name="P70">[cqlsh 6.1.0 | Cassandra 4.1.0 | CQL spec 3.4.6 | Native protocol v5]</text:p>
      <text:p text:style-name="P70">Use HELP for help.</text:p>
      <text:p text:style-name="P70">cqlsh&gt; SELECT * FROM iot.sensor;</text:p>
      <text:p text:style-name="P70"/>
      <text:p text:style-name="P70"><text:span text:style-name="T37"><text:s/></text:span><text:span text:style-name="T55">codigo</text:span><text:span text:style-name="T37"> | </text:span><text:span text:style-name="T57">humidade</text:span><text:span text:style-name="T37"> | </text:span><text:span text:style-name="T57">last_update_timestamp</text:span><text:span text:style-name="T37"> <text:s text:c="10"/>| </text:span><text:span text:style-name="T57">temperatura</text:span></text:p>
      <text:p text:style-name="P70">--------+----------+---------------------------------+-------------</text:p>
      <text:p text:style-name="P70"><text:span text:style-name="T37"><text:s text:c="6"/></text:span><text:span text:style-name="T59">3</text:span><text:span text:style-name="T37"> | <text:s text:c="6"/></text:span><text:span text:style-name="T61">25</text:span><text:span text:style-name="T37"> | </text:span><text:span text:style-name="T61">2023-01-18 19:50:09.729000+0000</text:span><text:span text:style-name="T37"> | <text:s text:c="7"/></text:span><text:span text:style-name="T59">22ºC</text:span></text:p>
      <text:p text:style-name="P70"><text:span text:style-name="T37"><text:s text:c="6"/></text:span><text:span text:style-name="T59">2</text:span><text:span text:style-name="T37"> | <text:s text:c="6"/></text:span><text:span text:style-name="T61">79</text:span><text:span text:style-name="T37"> | </text:span><text:span text:style-name="T61">2023-01-18 19:50:09.727000+0000</text:span><text:span text:style-name="T37"> | <text:s text:c="8"/></text:span><text:span text:style-name="T59">9ºC</text:span></text:p>
      <text:p text:style-name="P70"><text:span text:style-name="T37"><text:s text:c="6"/></text:span><text:span text:style-name="T59">1</text:span><text:span text:style-name="T37"> | <text:s text:c="6"/></text:span><text:span text:style-name="T61">57</text:span><text:span text:style-name="T37"> | </text:span><text:span text:style-name="T61">2023-01-18 19:53:46.731000+0000</text:span><text:span text:style-name="T37"> | <text:s text:c="7"/></text:span><text:span text:style-name="T59">14ºC</text:span></text:p>
      <text:p text:style-name="P70"/>
      <text:p text:style-name="Standard"><text:span text:style-name="Source_20_Text"/></text:p>
      <text:p text:style-name="P64"><text:span text:style-name="Source_20_Text"/></text:p>
      <text:p text:style-name="P35"/>
      <text:p text:style-name="P35">Conexión a nodo 2:</text:p>
      <text:p text:style-name="código"><text:span text:style-name="Source_20_Text"><text:span text:style-name="T47">docker exec -it cassandra-</text:span></text:span><text:span text:style-name="Source_20_Text"><text:span text:style-name="T48">2</text:span></text:span><text:span text:style-name="Source_20_Text"><text:span text:style-name="T47"> bash -c 'cqlsh'</text:span></text:span></text:p>
      <text:p text:style-name="código"><text:span text:style-name="Source_20_Text"><text:span text:style-name="T13">vagrant@docker-host:~$ docker exec -it cassandra-2 bash -c 'cqlsh'</text:span></text:span></text:p>
      <text:p text:style-name="P70"><text:span text:style-name="T37">Connected to </text:span><text:span text:style-name="T63">Test Cluster</text:span><text:span text:style-name="T37"> at 127.0.0.1:9042</text:span></text:p>
      <text:p text:style-name="P70">[cqlsh 6.1.0 | Cassandra 4.1.0 | CQL spec 3.4.6 | Native protocol v5]</text:p>
      <text:p text:style-name="P70">Use HELP for help.</text:p>
      <text:p text:style-name="P71">cqlsh&gt; SELECT * FROM iot.sensor;</text:p>
      <text:p text:style-name="P71"/>
      <text:p text:style-name="P71"><text:span text:style-name="T37"><text:s/></text:span><text:span text:style-name="T55">codigo</text:span><text:span text:style-name="T37"> | </text:span><text:span text:style-name="T57">humidade</text:span><text:span text:style-name="T37"> | </text:span><text:span text:style-name="T57">last_update_timestamp</text:span><text:span text:style-name="T37"> <text:s text:c="10"/>| </text:span><text:span text:style-name="T57">temperatura</text:span></text:p>
      <text:p text:style-name="P71">--------+----------+---------------------------------+-------------</text:p>
      <text:p text:style-name="P71"><text:span text:style-name="T37"><text:s text:c="6"/></text:span><text:span text:style-name="T59">3</text:span><text:span text:style-name="T37"> | <text:s text:c="6"/></text:span><text:span text:style-name="T61">25</text:span><text:span text:style-name="T37"> | </text:span><text:span text:style-name="T61">2023-01-18 19:50:09.729000+0000</text:span><text:span text:style-name="T37"> | <text:s text:c="7"/></text:span><text:span text:style-name="T59">22ºC</text:span></text:p>
      <text:p text:style-name="P71"><text:span text:style-name="T37"><text:s text:c="6"/></text:span><text:span text:style-name="T59">2</text:span><text:span text:style-name="T37"> | <text:s text:c="6"/></text:span><text:span text:style-name="T61">79</text:span><text:span text:style-name="T37"> | </text:span><text:span text:style-name="T61">2023-01-18 19:50:09.727000+0000</text:span><text:span text:style-name="T37"> | <text:s text:c="8"/></text:span><text:span text:style-name="T59">9ºC</text:span></text:p>
      <text:p text:style-name="P71"><text:span text:style-name="T37"><text:s text:c="6"/></text:span><text:span text:style-name="T59">1</text:span><text:span text:style-name="T37"> | <text:s text:c="6"/></text:span><text:span text:style-name="T61">57</text:span><text:span text:style-name="T37"> | </text:span><text:span text:style-name="T61">2023-01-18 19:53:46.731000+0000</text:span><text:span text:style-name="T37"> | <text:s text:c="7"/></text:span><text:span text:style-name="T59">14ºC</text:span></text:p>
      <text:p text:style-name="Standard"><text:span text:style-name="Source_20_Text"><text:span text:style-name="T47"/></text:span></text:p>
      <text:p text:style-name="P65"><text:span text:style-name="Source_20_Text"/></text:p>
      <text:p text:style-name="P32"/>
      <text:p text:style-name="P20"><text:span text:style-name="T26">I</text:span>nsire datos desde un nodo e <text:s/>comproba que podes velos desde o outro</text:p>
      <text:p text:style-name="P35">Conexión a nodo 1: <text:span text:style-name="T31">(conectar e inserir datos)</text:span></text:p>
      <text:p text:style-name="codigo"><text:span text:style-name="Source_20_Text"><text:span text:style-name="T13">vagrant@docker-host:~$ docker exec -it cassandra-1 bash -c 'cqlsh'</text:span></text:span></text:p>
      <text:p text:style-name="P69"><text:span text:style-name="T37">Connected to </text:span><text:span text:style-name="T63">Test Cluster</text:span><text:span text:style-name="T37"> at 127.0.0.1:9042</text:span></text:p>
      <text:p text:style-name="P69">[cqlsh 6.1.0 | Cassandra 4.1.0 | CQL spec 3.4.6 | Native protocol v5]</text:p>
      <text:p text:style-name="codigo"><text:span text:style-name="T13">Use HELP for help.</text:span></text:p>
      <text:p text:style-name="codigo"><text:soft-page-break/><text:span text:style-name="Source_20_Text"><text:span text:style-name="T50">INSERT INTO iot.sensor (codigo, temperatura, humidade) VALUES ('4', '18</text:span></text:span><text:span text:style-name="T38">ºC', 34);</text:span></text:p>
      <text:p text:style-name="codigo"><text:span text:style-name="Source_20_Text"><text:span text:style-name="T50">INSERT INTO iot.sensor (codigo, temperatura, humidade) VALUES ('5', '54</text:span></text:span><text:span text:style-name="T38">ºC', 12);</text:span></text:p>
      <text:p text:style-name="codigo"><text:span text:style-name="Source_20_Text"><text:span text:style-name="T50">INSERT INTO iot.sensor (codigo, temperatura, humidade) VALUES ('6', '0</text:span></text:span><text:span text:style-name="T38">ºC', 30);</text:span></text:p>
      <text:p text:style-name="P35"/>
      <text:p text:style-name="P35">Conexión a nodo 2: <text:span text:style-name="T31">(conectar e ver datos)</text:span></text:p>
      <text:p text:style-name="código"><text:span text:style-name="Source_20_Text"><text:span text:style-name="T13">cqlsh&gt; SELECT * FROM iot.sensor;</text:span></text:span></text:p>
      <text:p text:style-name="P70"/>
      <text:p text:style-name="P70"><text:span text:style-name="T37"><text:s/></text:span><text:span text:style-name="T55">codigo</text:span><text:span text:style-name="T37"> | </text:span><text:span text:style-name="T57">humidade</text:span><text:span text:style-name="T37"> | </text:span><text:span text:style-name="T57">last_update_timestamp</text:span><text:span text:style-name="T37"> <text:s text:c="10"/>| </text:span><text:span text:style-name="T57">temperatura</text:span></text:p>
      <text:p text:style-name="P70">--------+----------+---------------------------------+-------------</text:p>
      <text:p text:style-name="P70"><text:span text:style-name="T37"><text:s text:c="6"/></text:span><text:span text:style-name="T59">6</text:span><text:span text:style-name="T37"> | <text:s text:c="6"/></text:span><text:span text:style-name="T61">30</text:span><text:span text:style-name="T37"> | <text:s text:c="27"/></text:span><text:span text:style-name="T55">null</text:span><text:span text:style-name="T37"> | <text:s text:c="8"/></text:span><text:span text:style-name="T59">0ºC</text:span></text:p>
      <text:p text:style-name="P70"><text:span text:style-name="T37"><text:s text:c="6"/></text:span><text:span text:style-name="T59">4</text:span><text:span text:style-name="T37"> | <text:s text:c="6"/></text:span><text:span text:style-name="T61">34</text:span><text:span text:style-name="T37"> | <text:s text:c="27"/></text:span><text:span text:style-name="T55">null</text:span><text:span text:style-name="T37"> | <text:s text:c="7"/></text:span><text:span text:style-name="T59">18ºC</text:span></text:p>
      <text:p text:style-name="P70"><text:span text:style-name="T37"><text:s text:c="6"/></text:span><text:span text:style-name="T59">3</text:span><text:span text:style-name="T37"> | <text:s text:c="6"/></text:span><text:span text:style-name="T61">25</text:span><text:span text:style-name="T37"> | </text:span><text:span text:style-name="T61">2023-01-18 19:50:09.729000+0000</text:span><text:span text:style-name="T37"> | <text:s text:c="7"/></text:span><text:span text:style-name="T59">22ºC</text:span></text:p>
      <text:p text:style-name="P70"><text:span text:style-name="T37"><text:s text:c="6"/></text:span><text:span text:style-name="T59">5</text:span><text:span text:style-name="T37"> | <text:s text:c="6"/></text:span><text:span text:style-name="T61">12</text:span><text:span text:style-name="T37"> | <text:s text:c="27"/></text:span><text:span text:style-name="T55">null</text:span><text:span text:style-name="T37"> | <text:s text:c="7"/></text:span><text:span text:style-name="T59">54ºC</text:span></text:p>
      <text:p text:style-name="P70"><text:span text:style-name="T37"><text:s text:c="6"/></text:span><text:span text:style-name="T59">2</text:span><text:span text:style-name="T37"> | <text:s text:c="6"/></text:span><text:span text:style-name="T61">79</text:span><text:span text:style-name="T37"> | </text:span><text:span text:style-name="T61">2023-01-18 19:50:09.727000+0000</text:span><text:span text:style-name="T37"> | <text:s text:c="8"/></text:span><text:span text:style-name="T59">9ºC</text:span></text:p>
      <text:p text:style-name="P70"><text:span text:style-name="T37"><text:s text:c="6"/></text:span><text:span text:style-name="T59">1</text:span><text:span text:style-name="T37"> | <text:s text:c="6"/></text:span><text:span text:style-name="T61">57</text:span><text:span text:style-name="T37"> | </text:span><text:span text:style-name="T61">2023-01-18 19:53:46.731000+0000</text:span><text:span text:style-name="T37"> | <text:s text:c="7"/></text:span><text:span text:style-name="T59">14ºC</text:span></text:p>
      <text:p text:style-name="P64"><text:span text:style-name="Source_20_Text"/></text:p>
      <text:p text:style-name="P32"/>
      <text:p text:style-name="P23">Engade un novo nodo ao clúster</text:p>
      <text:p text:style-name="P30"/>
      <text:p text:style-name="P46"><text:span text:style-name="T7">L</text:span><text:span text:style-name="T8">anzar </text:span><text:span text:style-name="T10">terceiro</text:span><text:span text:style-name="T8"> nodo:</text:span></text:p>
      <text:p text:style-name="código"><text:span text:style-name="Source_20_Text"><text:span text:style-name="T13">docker run --hostname cassandra-3 --network cassandra_network --name cassandra-3 -d cassandra:latest</text:span></text:span></text:p>
      <text:p text:style-name="P67"><text:span text:style-name="Source_20_Text"><text:span text:style-name="T25"/></text:span></text:p>
      <text:p text:style-name="P30"/>
      <text:p text:style-name="P19">Comprobar o estado do clúster </text:p>
      <text:p text:style-name="codigo"><text:span text:style-name="Source_20_Text">vagrant@docker-host:~$ docker exec -it cassandra-3 nodetool status</text:span></text:p>
      <text:p text:style-name="codigo">Datacenter: datacenter1</text:p>
      <text:p text:style-name="codigo">=======================</text:p>
      <text:p text:style-name="codigo">Status=Up/Down</text:p>
      <text:p text:style-name="codigo">|/ State=Normal/Leaving/Joining/Moving</text:p>
      <text:p text:style-name="codigo">-- <text:s/>Address <text:s text:c="4"/>Load <text:s text:c="7"/>Tokens <text:s/>Owns (effective) <text:s/>Host ID <text:s text:c="30"/>Rack</text:p>
      <text:p text:style-name="codigo">UN <text:s/>172.19.0.4 <text:s/>104.32 KiB <text:s/>16 <text:s text:c="5"/>100.0% <text:s text:c="11"/>a443c842-2186-4145-b8f9-6a7546db1ce4 <text:s/>rack1</text:p>
      <text:p text:style-name="codigo"><text:span text:style-name="Source_20_Text"/></text:p>
      <text:p text:style-name="P30"/>
      <text:p text:style-name="P46"><text:span text:style-name="T7">Comproba se podes conectarte </text:span><text:span text:style-name="T10">ao terceiro nodo e podes consultar os datos</text:span></text:p>
      <text:p text:style-name="P36">Conexión a nodo <text:span text:style-name="T31">3</text:span>: <text:span text:style-name="T31">(conexión e ver datos)</text:span></text:p>
      <text:p text:style-name="código"><text:span text:style-name="Source_20_Text"><text:span text:style-name="T47">docker exec -it cassandra-</text:span></text:span><text:span text:style-name="Source_20_Text"><text:span text:style-name="T49">3</text:span></text:span><text:span text:style-name="Source_20_Text"><text:span text:style-name="T47"> bash -c 'cqlsh'</text:span></text:span></text:p>
      <text:p text:style-name="código"><text:span text:style-name="Source_20_Text"><text:span text:style-name="T47">Connected to </text:span></text:span><text:span text:style-name="T64">Test Cluster</text:span><text:span text:style-name="T38"> at 127.0.0.1:9042</text:span></text:p>
      <text:p text:style-name="P70">[cqlsh 6.1.0 | Cassandra 4.1.0 | CQL spec 3.4.6 | Native protocol v5]</text:p>
      <text:p text:style-name="P70">Use HELP for help.</text:p>
      <text:p text:style-name="P70">cqlsh&gt; SELECT * FROM iot.sensor;</text:p>
      <text:p text:style-name="P70"/>
      <text:p text:style-name="P70"><text:span text:style-name="T37"><text:s/></text:span><text:span text:style-name="T55">codigo</text:span><text:span text:style-name="T37"> | </text:span><text:span text:style-name="T57">humidade</text:span><text:span text:style-name="T37"> | </text:span><text:span text:style-name="T57">last_update_timestamp</text:span><text:span text:style-name="T37"> <text:s text:c="10"/>| </text:span><text:span text:style-name="T57">temperatura</text:span></text:p>
      <text:p text:style-name="P70">--------+----------+---------------------------------+-------------</text:p>
      <text:p text:style-name="P70"><text:span text:style-name="T37"><text:s text:c="6"/></text:span><text:span text:style-name="T59">6</text:span><text:span text:style-name="T37"> | <text:s text:c="6"/></text:span><text:span text:style-name="T61">30</text:span><text:span text:style-name="T37"> | <text:s text:c="27"/></text:span><text:span text:style-name="T55">null</text:span><text:span text:style-name="T37"> | <text:s text:c="8"/></text:span><text:span text:style-name="T59">0ºC</text:span></text:p>
      <text:p text:style-name="P70"><text:span text:style-name="T37"><text:s text:c="6"/></text:span><text:span text:style-name="T59">4</text:span><text:span text:style-name="T37"> | <text:s text:c="6"/></text:span><text:span text:style-name="T61">34</text:span><text:span text:style-name="T37"> | <text:s text:c="27"/></text:span><text:span text:style-name="T55">null</text:span><text:span text:style-name="T37"> | <text:s text:c="7"/></text:span><text:span text:style-name="T59">18ºC</text:span></text:p>
      <text:p text:style-name="P70"><text:span text:style-name="T37"><text:s text:c="6"/></text:span><text:span text:style-name="T59">3</text:span><text:span text:style-name="T37"> | <text:s text:c="6"/></text:span><text:span text:style-name="T61">25</text:span><text:span text:style-name="T37"> | </text:span><text:span text:style-name="T61">2023-01-18 19:50:09.729000+0000</text:span><text:span text:style-name="T37"> | <text:s text:c="7"/></text:span><text:span text:style-name="T59">22ºC</text:span></text:p>
      <text:p text:style-name="P70"><text:span text:style-name="T37"><text:s text:c="6"/></text:span><text:span text:style-name="T59">5</text:span><text:span text:style-name="T37"> | <text:s text:c="6"/></text:span><text:span text:style-name="T61">12</text:span><text:span text:style-name="T37"> | <text:s text:c="27"/></text:span><text:span text:style-name="T55">null</text:span><text:span text:style-name="T37"> | <text:s text:c="7"/></text:span><text:span text:style-name="T59">54ºC</text:span></text:p>
      <text:p text:style-name="P70"><text:span text:style-name="T37"><text:s text:c="6"/></text:span><text:span text:style-name="T59">2</text:span><text:span text:style-name="T37"> | <text:s text:c="6"/></text:span><text:span text:style-name="T61">79</text:span><text:span text:style-name="T37"> | </text:span><text:span text:style-name="T61">2023-01-18 19:50:09.727000+0000</text:span><text:span text:style-name="T37"> | <text:s text:c="8"/></text:span><text:span text:style-name="T59">9ºC</text:span></text:p>
      <text:p text:style-name="P70"><text:span text:style-name="T37"><text:s text:c="6"/></text:span><text:span text:style-name="T59">1</text:span><text:span text:style-name="T37"> | <text:s text:c="6"/></text:span><text:span text:style-name="T61">57</text:span><text:span text:style-name="T37"> | </text:span><text:span text:style-name="T61">2023-01-18 19:53:46.731000+0000</text:span><text:span text:style-name="T37"> | <text:s text:c="7"/></text:span><text:span text:style-name="T59">14ºC</text:span></text:p>
      <text:p text:style-name="P66"/>
      <text:p text:style-name="Standard"><text:span text:style-name="Source_20_Text"><text:span text:style-name="T13"/></text:span></text:p>
      <text:p text:style-name="P37"/>
      <text:p text:style-name="P37"/>
      <text:h text:style-name="P57" text:outline-level="2"><text:bookmark-start text:name="__RefHeading___Toc6672_2483200771"/>Apartado <text:span text:style-name="T27">3</text:span>. Clúster Cassandra <text:span text:style-name="T30">con docker-compose</text:span><text:bookmark-end text:name="__RefHeading___Toc6672_2483200771"/></text:h>
      <text:p text:style-name="P47"><text:span text:style-name="T16">O obxectivo deste apartado é crear </text:span><text:span text:style-name="T33">o clúster anterior, definido por código con docker-compose.</text:span></text:p>
      <text:p text:style-name="P47"/>
      <text:p text:style-name="P55">version: '3'</text:p>
      <text:p text:style-name="P55"/>
      <text:p text:style-name="P55">services:</text:p>
      <text:p text:style-name="P55"><text:s text:c="3"/><text:span text:style-name="T15">cassandra-1</text:span>:</text:p>
      <text:p text:style-name="P55"><text:s text:c="5"/>image: <text:span text:style-name="T15">cassandra</text:span></text:p>
      <text:p text:style-name="P55"><text:s text:c="5"/>restart: always</text:p>
      <text:p text:style-name="P55"/>
      <text:p text:style-name="P55"><text:s text:c="3"/><text:span text:style-name="T15">cassandra-2:</text:span></text:p>
      <text:p text:style-name="P55"><text:s text:c="5"/>depends_on:</text:p>
      <text:p text:style-name="P55"><text:s text:c="7"/>- <text:span text:style-name="T34">cassandra-1</text:span></text:p>
      <text:p text:style-name="P55"><text:s text:c="5"/>image: <text:span text:style-name="T15">cassandra</text:span></text:p>
      <text:p text:style-name="P55"><text:s text:c="5"/>restart: always</text:p>
      <text:p text:style-name="P55"><text:s text:c="5"/>environment:</text:p>
      <text:p text:style-name="código"><text:s text:c="7"/>CASSANDRA_SEEDS=cassandra-1</text:p>
      <text:p text:style-name="P27"/>
      <text:p text:style-name="P24">Levantar o clúster:</text:p>
      <text:p text:style-name="P48">docker compose up -d</text:p>
      <text:p text:style-name="P48"/>
      <text:p text:style-name="P24">Consultar o estado do clúster</text:p>
      <text:p text:style-name="P48">docker ps</text:p>
      <text:p text:style-name="P48">docker exec -it cluster-cassandra-1-1 nodetool status</text:p>
      <text:p text:style-name="P48"/>
      <text:p text:style-name="P24">Conectarse á base de datos</text:p>
      <text:p text:style-name="codigo">docker exec -it cluster-cassandra-1-1 bash -c 'cqlsh'</text:p>
      <text:p text:style-name="P21"/>
      <text:p text:style-name="P25">Tirar o clúster</text:p>
      <text:p text:style-name="codigo">docker compose down</text:p>
      <text:p text:style-name="P38"/>
      <text:p text:style-name="P38"/>
      <text:h text:style-name="P58" text:outline-level="2"><text:bookmark-start text:name="__RefHeading___Toc7229_2483200771"/>Apartado <text:span text:style-name="T32">4</text:span>. <text:span text:style-name="T28"><text:s/>Clúster Cassandra en </text:span><text:span text:style-name="T29">kubernetes</text:span><text:bookmark-end text:name="__RefHeading___Toc7229_2483200771"/></text:h>
      <text:p text:style-name="P40">O obxectivo deste apartado é montar un clúster Cassandra sobre Kubernetes.</text:p>
      <text:p text:style-name="P21"/>
      <text:p text:style-name="P39"><text:a xlink:type="simple" xlink:href="https://kubernetes.io/docs/tutorials/stateful-application/cassandra/" text:style-name="Internet_20_link" text:visited-style-name="Visited_20_Internet_20_Link">https://kubernetes.io/docs/tutorials/stateful-application/cassandra/</text:a></text:p>
      <text:p text:style-name="P62"/>
      <text:p text:style-name="P22"/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igo" style:family="paragraph" style:parent-style-name="Preformatted_20_Text">
      <loext:graphic-properties draw:fill="solid" draw:fill-color="#eeeeee"/>
      <style:paragraph-properties fo:background-color="#eeeee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ódigo" style:family="paragraph" style:parent-style-name="Preformatted_20_Text" style:master-page-name="">
      <loext:graphic-properties draw:fill="solid" draw:fill-color="#dddddd"/>
      <style:paragraph-properties style:page-number="auto" fo:background-color="#dddddd"/>
      <style:text-properties fo:font-size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xe1" text:anchor-type="char" svg:x="15.487cm" svg:y="-1.588cm" svg:width="2.903cm" svg:height="1.953cm" draw:z-index="7"><draw:image xlink:href="Pictures/10005C8B00001CF50000137B5D3F34B1285972EE.svg" xlink:type="simple" xlink:show="embed" xlink:actuate="onLoad" draw:mime-type="image/svg+xml"/><draw:image xlink:href="Pictures/1000020100000118000000BCA48ABAF9E1765019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21T11:47:26.277859834</meta:creation-date>
    <meta:generator>LibreOffice/7.1.7.2$Windows_X86_64 LibreOffice_project/c6a4e3954236145e2acb0b65f68614365aeee33f</meta:generator>
    <dc:date>2023-01-18T21:27:58.121000000</dc:date>
    <meta:editing-duration>PT1H51M5S</meta:editing-duration>
    <meta:editing-cycles>24</meta:editing-cycles>
    <meta:document-statistic meta:table-count="0" meta:image-count="1" meta:object-count="0" meta:page-count="8" meta:paragraph-count="192" meta:word-count="1238" meta:character-count="9219" meta:non-whitespace-character-count="7536"/>
  </office:meta>
</office:document-meta>
</file>